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danto</text:p>
      <text:p text:style-name="P1"><text:span text:style-name="T1"/></text:p>
      <text:p text:style-name="P1"><text:span text:style-name="T1">Järjestelmän tarkoitus on toimia Team Liquidin Mafia-foorumin pelaajien apuvälineenä mm. muistiinpanojen tekemiseen ja säilyttämiseen. Järjestelmä toteutetaan Javalla laitoksen Tomcat-ympäristössä ja PostreSQL-tietokannalla.</text:span></text:p>
      <text:p text:style-name="P1"><text:span text:style-name="T1"/></text:p>
      <text:p text:style-name="P2">Käyttäjäryhmät</text:p>
      <text:p text:style-name="P1"><text:span text:style-name="T1"/></text:p>
      <text:p text:style-name="P1"><text:span text:style-name="T1">Järjestelmällä on oikeastaan vain yhdentyyppisiä käyttäjiä: Mafia-foorumin pelaajat, jotka tarvitsevat apuvälineen ajatustensa selkeyttämiseen.</text:span></text:p>
      <text:p text:style-name="P1"><text:span text:style-name="T1"/></text:p>
      <text:p text:style-name="P2">Käyttötapaukset</text:p>
      <text:p text:style-name="P1"><text:span text:style-name="T1"/></text:p>
      <text:p text:style-name="P1"><text:span text:style-name="T1">Luo tunnus / kirjaudu järjestelmään</text:span></text:p>
      <text:p text:style-name="P1"><text:span text:style-name="T1"><text:tab/>Aluksi käyttäjän täytyy joko luoda uusi tunnus tai kirjautua vanhalla tunnuksellaan</text:span></text:p>
      <text:p text:style-name="P1"><text:span text:style-name="T1">Luo uusi peli</text:span></text:p>
      <text:p text:style-name="P1"><text:span text:style-name="T1"><text:tab/>Käyttäjä luo uuden pelin, joka näkyy vain käyttäjälle itselleen</text:span></text:p>
      <text:p text:style-name="P1"><text:span text:style-name="T1">Lisää pelaaja</text:span></text:p>
      <text:p text:style-name="P1"><text:span text:style-name="T1"><text:tab/>Käyttäjä voi lisätä luomaansa peliin siihen kuuluvia pelaajia (luomalla kokonaan uuden <text:tab/>pelaajan tai valitsemalla aiemmin lisätyn pelaajan)</text:span></text:p>
      <text:p text:style-name="P1"><text:span text:style-name="T1">Muokkaa pelaajan pelitietoja</text:span></text:p>
      <text:p text:style-name="P1"><text:span text:style-name="T1"><text:tab/>Käyttäjä voi muokata pelaajiin liittyviä tietoja pelin edetessä</text:span></text:p>
      <text:p text:style-name="P1"><text:span text:style-name="T1">Poista pelaaja</text:span></text:p>
      <text:p text:style-name="P1"><text:span text:style-name="T1"><text:tab/>Käyttäjä voi poistaa tietokannasta aiemmin sinne lisätyn pelaajan</text:span></text:p>
      <text:p text:style-name="P1"><text:span text:style-name="T1">Muokkaa pelaajan metatietoja</text:span></text:p>
      <text:p text:style-name="P1"><text:span text:style-name="T1"><text:tab/>Käyttäjä voi muokata tietokannassa olevan pelaajan metatietoja (eli pelien välillä pysyviä <text:tab/>tietoja tietyn pelaajan tavoista ja historiast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Source_20_Text" style:display-name="Source Text" style:family="text">
      <style:text-properties style:font-name="Droid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minen Teemu</meta:initial-creator>
    <meta:creation-date>2014-03-13T18:12:37</meta:creation-date>
    <dc:date>2014-03-13T18:39:34</dc:date>
    <dc:creator>Salminen Teemu</dc:creator>
    <meta:editing-duration>PT23M5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7" meta:word-count="124" meta:character-count="1094" meta:non-whitespace-character-count="1088"/>
  </office:meta>
</office:document-meta>
</file>